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Bahnschrift" svg:font-family="Bahnschrif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1" svg:font-family="Bahnschrift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Bahnschrift1" fo:language="none" fo:country="none"/>
    </style:style>
    <style:style style:name="P2" style:family="paragraph" style:parent-style-name="Preformatted_20_Text">
      <style:text-properties style:font-name="Bahnschrift1" fo:language="el" fo:country="GR"/>
    </style:style>
    <style:style style:name="P3" style:family="paragraph" style:parent-style-name="Preformatted_20_Text">
      <style:text-properties style:font-name="Bahnschrift1" fo:language="el" fo:country="GR" fo:font-weight="bold" style:font-weight-asian="bold" style:font-weight-complex="bold"/>
    </style:style>
    <style:style style:name="P4" style:family="paragraph" style:parent-style-name="Preformatted_20_Text" style:list-style-name="L1">
      <style:text-properties style:font-name="Bahnschrift1" fo:language="el" fo:country="GR"/>
    </style:style>
    <style:style style:name="T1" style:family="text">
      <style:text-properties fo:language="el" fo:country="GR"/>
    </style:style>
    <style:style style:name="T2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Βασική ροή: Το διαχειριστικό προσωπικό θέλει να προσθέσει ιατρικό προσωπικό.</text:p>
      <text:p text:style-name="P3"/>
      <text:list xml:id="list7737788076219966263" text:style-name="L1">
        <text:list-item>
          <text:p text:style-name="P4">Από την αρχική οθόνη, ο διαχειριστής επιλέγει προσθήκη ιατρικού προσωπικού</text:p>
        </text:list-item>
        <text:list-item>
          <text:p text:style-name="P4">Ανεβάζει φωτογραφία του ιατρικού προσωπικού</text:p>
        </text:list-item>
        <text:list-item>
          <text:p text:style-name="P4">Πληκτρολογεί το ονοματεπώνυμο, ειδικότητα, εκπαίδευση, χρόνια υπηρεσίας, προηγούμενες υπηρεσίες, ομάδα αίματος, τηλέφωνο, μητρώο, τόπος κατοικίας του προσωπικού.</text:p>
        </text:list-item>
        <text:list-item>
          <text:p text:style-name="P4">Επιλέγει αποθήκευση.</text:p>
        </text:list-item>
        <text:list-item>
          <text:p text:style-name="P4">Το σύστημα τσεκάρει αν τα απαραίτητα στοιχεία έχουν πληκτρολογήθει.</text:p>
        </text:list-item>
        <text:list-item>
          <text:p text:style-name="P4">Τα απαραίτητα στοιχεία έχουν πληκτρολογηθεί, οπότε εμφανίζεται μήνυμα επιτυχημένης αποθήκευσης.</text:p>
        </text:list-item>
        <text:list-item>
          <text:p text:style-name="P4">Ο διαχειριστής επιλέγει “ΟΚ”.</text:p>
        </text:list-item>
        <text:list-item>
          <text:p text:style-name="P4">Το σύστημα επιστρέφει στην αρχική οθόνη.</text:p>
        </text:list-item>
      </text:list>
      <text:p text:style-name="P2"/>
      <text:p text:style-name="P2">Εναλλακτική ροή <text:span text:style-name="T2">1</text:span></text:p>
      <text:p text:style-name="P2"><text:span text:style-name="T2"/></text:p>
      <text:p text:style-name="P1">6. <text:span text:style-name="T1">Τα απαραίτητα στοιχεία δέν έχουν πλκτρολογηθεί, οπότε εμφανίζεται μήνυμα αποτυχημένης αποθήκευσης.</text:span></text:p>
      <text:p text:style-name="P1"><text:span text:style-name="T1">7. Ο διαχειρηστής επιλέγει “ΟΚ”.</text:span></text:p>
      <text:p text:style-name="P1"><text:span text:style-name="T1">8. Συμπληρώνει τα υπόλειπα απαραίτητα στοίχεια.</text:span></text:p>
      <text:p text:style-name="P1"><text:span text:style-name="T1">9. Η περίπτωση χρήσης συνεχίζεται από το βήμα 4 της βασικής ροής.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Bahnschrift" svg:font-family="Bahnschrif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1" svg:font-family="Bahnschrift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ahnschrift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4" meta:word-count="119" meta:character-count="883"/>
    <dc:date>2021-03-22T23:08:46.80</dc:date>
    <dc:creator>Spyros Tsimpoukis</dc:creator>
    <meta:generator>OpenOffice/4.1.5$Win32 OpenOffice.org_project/415m1$Build-9789</meta:generator>
  </office:meta>
</office:document-meta>
</file>